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, Roboto, 'San Francisco', 'Segoe UI', sans-serif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6pt" fo:language="en" fo:country="US" officeooo:rsid="000b2e02" officeooo:paragraph-rsid="000b2e02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6pt" fo:language="en" fo:country="US" officeooo:rsid="000b2e02" officeooo:paragraph-rsid="000b2e02" style:font-size-asian="14pt" style:font-size-complex="16pt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b2e02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b399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b2e02" officeooo:paragraph-rsid="000b2e02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cf803" officeooo:paragraph-rsid="000cf80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5197f" officeooo:paragraph-rsid="0015e91b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76db6" officeooo:paragraph-rsid="00176db6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officeooo:rsid="0018a003" officeooo:paragraph-rsid="0018a003" style:font-style-asian="normal" style:font-style-complex="normal"/>
    </style:style>
    <style:style style:name="T1" style:family="text">
      <style:text-properties style:font-name="Verdana" fo:font-size="12pt" fo:language="fr" fo:country="FR" style:font-size-asian="10.5pt" style:font-size-complex="12pt"/>
    </style:style>
    <style:style style:name="T2" style:family="text">
      <style:text-properties style:font-name="Verdana" fo:font-size="12pt" fo:language="fr" fo:country="FR" officeooo:rsid="000b2e02" style:font-size-asian="10.5pt" style:font-size-complex="12pt"/>
    </style:style>
    <style:style style:name="T3" style:family="text">
      <style:text-properties style:font-name="Verdana" fo:font-size="12pt" fo:language="fr" fo:country="FR" officeooo:rsid="000df310" style:font-size-asian="10.5pt" style:font-size-complex="12pt"/>
    </style:style>
    <style:style style:name="T4" style:family="text">
      <style:text-properties style:font-name="Verdana" fo:font-size="12pt" fo:language="fr" fo:country="FR" officeooo:rsid="001393cd" style:font-size-asian="10.5pt" style:font-size-complex="12pt"/>
    </style:style>
    <style:style style:name="T5" style:family="text">
      <style:text-properties style:font-name="Verdana" fo:font-size="12pt" fo:language="fr" fo:country="FR" officeooo:rsid="001b5e51" style:font-size-asian="10.5pt" style:font-size-complex="12pt"/>
    </style:style>
    <style:style style:name="T6" style:family="text">
      <style:text-properties style:font-name="Verdana" fo:font-size="12pt" fo:language="fr" fo:country="FR" officeooo:rsid="001cb399" style:font-size-asian="10.5pt" style:font-size-complex="12pt"/>
    </style:style>
    <style:style style:name="T7" style:family="text">
      <style:text-properties style:font-name="Verdana" fo:font-size="12pt" fo:language="fr" fo:country="FR" officeooo:rsid="001ba6a2" style:font-size-asian="10.5pt" style:font-style-asian="normal" style:font-size-complex="12pt" style:font-style-complex="normal"/>
    </style:style>
    <style:style style:name="T8" style:family="text">
      <style:text-properties style:font-name="Verdana" fo:font-size="12pt" fo:language="fr" fo:country="FR" officeooo:rsid="001cb399" style:font-size-asian="10.5pt" style:font-style-asian="normal" style:font-size-complex="12pt" style:font-style-complex="normal"/>
    </style:style>
    <style:style style:name="T9" style:family="text">
      <style:text-properties style:font-name="Verdana" fo:font-size="12pt" fo:language="fr" fo:country="FR" fo:font-style="italic" style:font-size-asian="10.5pt" style:font-style-asian="italic" style:font-size-complex="12pt" style:font-style-complex="italic"/>
    </style:style>
    <style:style style:name="T10" style:family="text">
      <style:text-properties style:font-name="Verdana" fo:font-size="12pt" fo:language="fr" fo:country="FR" fo:font-style="italic" officeooo:rsid="0011ac9e" style:font-size-asian="10.5pt" style:font-style-asian="italic" style:font-size-complex="12pt" style:font-style-complex="italic"/>
    </style:style>
    <style:style style:name="T11" style:family="text">
      <style:text-properties style:font-name="Verdana" fo:font-size="12pt" fo:language="fr" fo:country="FR" fo:font-style="normal" style:font-size-asian="10.5pt" style:font-style-asian="normal" style:font-size-complex="12pt" style:font-style-complex="normal"/>
    </style:style>
    <style:style style:name="T12" style:family="text">
      <style:text-properties style:font-name="Verdana" fo:font-size="12pt" fo:language="fr" fo:country="FR" fo:font-style="normal" officeooo:rsid="0011ac9e" style:font-size-asian="10.5pt" style:font-style-asian="normal" style:font-size-complex="12pt" style:font-style-complex="normal"/>
    </style:style>
    <style:style style:name="T13" style:family="text">
      <style:text-properties style:font-name="Verdana" fo:font-size="12pt" fo:language="fr" fo:country="FR" fo:font-style="normal" officeooo:rsid="001ba6a2" style:font-size-asian="10.5pt" style:font-style-asian="normal" style:font-size-complex="12pt" style:font-style-complex="normal"/>
    </style:style>
    <style:style style:name="T14" style:family="text">
      <style:text-properties style:font-name="Verdana" fo:font-size="12pt" fo:language="fr" fo:country="FR" fo:font-style="normal" officeooo:rsid="001cb399" style:font-size-asian="10.5pt" style:font-style-asian="normal" style:font-size-complex="12pt" style:font-style-complex="normal"/>
    </style:style>
    <style:style style:name="T15" style:family="text">
      <style:text-properties style:font-name="Liberation Serif" fo:font-size="12pt" fo:language="fr" fo:country="FR" officeooo:rsid="0018dbc2" style:font-size-asian="10.5pt" style:font-size-complex="12pt"/>
    </style:style>
    <style:style style:name="T16" style:family="text">
      <style:text-properties fo:font-variant="normal" fo:text-transform="none" fo:color="#373637" loext:opacity="100%" style:font-name="Verdana" fo:font-size="12pt" fo:letter-spacing="normal" fo:language="fr" fo:country="FR" fo:font-weight="normal" officeooo:rsid="001cb399" style:font-size-asian="10.5pt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Verdana" fo:font-size="12pt" fo:letter-spacing="normal" fo:language="fr" fo:country="FR" fo:font-style="normal" style:text-underline-style="none" officeooo:rsid="001cb399" style:text-blinking="false" style:font-size-asian="10.5pt" style:font-style-asian="normal" style:font-size-complex="12pt" style:font-style-complex="normal" loext:padding="0cm" loext:border="none"/>
    </style:style>
    <style:style style:name="T18" style:family="text">
      <style:text-properties fo:color="#8ab4f8" loext:opacity="100%" style:text-line-through-style="none" style:text-line-through-type="none" style:font-name="Verdana" fo:font-size="12pt" fo:language="fr" fo:country="FR" style:text-underline-style="none" officeooo:rsid="001cb399" style:text-blinking="false" style:font-size-asian="10.5pt" style:font-style-asian="normal" style:font-size-complex="12pt" style:font-style-complex="normal"/>
    </style:style>
    <style:style style:name="T19" style:family="text">
      <style:text-properties fo:color="#000000" loext:opacity="100%" style:text-line-through-style="none" style:text-line-through-type="none" style:font-name="Verdana" fo:font-size="12pt" fo:language="fr" fo:country="FR" style:text-underline-style="none" officeooo:rsid="001cb399" style:text-blinking="false" style:font-size-asian="10.5pt" style:font-style-asian="normal" style:font-size-complex="12pt" style:font-style-complex="normal"/>
    </style:style>
    <style:style style:name="T20" style:family="text">
      <style:text-properties fo:color="#000000" loext:opacity="100%" style:text-line-through-style="none" style:text-line-through-type="none" style:font-name="Verdana" fo:font-size="12pt" fo:language="fr" fo:country="FR" style:text-underline-style="none" officeooo:rsid="001dfac1" style:text-blinking="false" style:font-size-asian="10.5pt" style:font-style-asian="normal" style:font-size-complex="12pt" style:font-style-complex="normal"/>
    </style:style>
    <style:style style:name="T21" style:family="text">
      <style:text-properties fo:color="#000000" loext:opacity="100%" style:text-line-through-style="none" style:text-line-through-type="none" style:font-name="Verdana" fo:font-size="12pt" fo:language="fr" fo:country="FR" style:text-underline-style="none" officeooo:rsid="001edfb9" style:text-blinking="false" style:font-size-asian="10.5pt" style:font-style-asian="normal" style:font-size-complex="12pt" style:font-style-complex="normal"/>
    </style:style>
    <style:style style:name="T22" style:family="text">
      <style:text-properties fo:color="#000000" loext:opacity="100%" style:text-line-through-style="none" style:text-line-through-type="none" style:font-name="Verdana" fo:font-size="12pt" fo:language="fr" fo:country="FR" style:text-underline-style="none" officeooo:rsid="001fe490" style:text-blinking="false" style:font-size-asian="10.5pt" style:font-style-asian="normal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style:font-name="Verdana" fo:font-size="12pt" fo:language="fr" fo:country="FR" fo:font-style="normal" style:text-underline-style="none" officeooo:rsid="001fe490" style:text-blinking="false" style:font-size-asian="10.5pt" style:font-style-asian="normal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style:font-name="Verdana" fo:font-size="12pt" fo:language="fr" fo:country="FR" fo:font-style="italic" style:text-underline-style="none" officeooo:rsid="001fe490" style:text-blinking="false" style:font-size-asian="10.5pt" style:font-style-asian="italic" style:font-size-complex="12pt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-Rich Calculator</text:p>
      <text:p text:style-name="P2"/>
      <text:list xml:id="list3809972155" text:style-name="L1">
        <text:list-item>
          <text:p text:style-name="P3"><text:span text:style-name="T2">Contient toutes les fonctionnalités basiques d’une calculatrice tel que l’addition, la soustraction, la multiplication et la division </text:span><text:span text:style-name="T4">ainsi qu’une option pour calculer des pourcentages.</text:span></text:p>
          <text:p text:style-name="P3"><text:span text:style-name="T2"/></text:p>
        </text:list-item>
        <text:list-item>
          <text:p text:style-name="P5"><text:span text:style-name="T1">Possibilité de faire des opérations sur les nombres entiers, sur les nombres réels </text:span><text:span text:style-name="T3">et sur les nombres complexes.</text:span></text:p>
          <text:p text:style-name="P5"><text:span text:style-name="T1"/></text:p>
        </text:list-item>
        <text:list-item>
          <text:p text:style-name="P6"><text:span text:style-name="T1">Possibilité d’utiliser des fonctions plus avancées : exp(), sin(), cos(), tan(), ln(), log() (</text:span><text:span text:style-name="T9">logarithme base 10.)</text:span><text:span text:style-name="T11"> </text:span><text:span text:style-name="T12">et factorielle </text:span><text:span text:style-name="T10">(!)</text:span><text:span text:style-name="T12">.</text:span></text:p>
          <text:p text:style-name="P6"><text:span text:style-name="T11"/></text:p>
        </text:list-item>
        <text:list-item>
          <text:p text:style-name="P7"><text:span text:style-name="T11">Possibilité de calculer des racines carrées, mêmes complexes </text:span></text:p>
          <text:p text:style-name="P7"><text:span text:style-name="T9">(i.e sqrt(-1)=i)</text:span><text:span text:style-name="T11">.</text:span></text:p>
          <text:p text:style-name="P7"><text:span text:style-name="T11"/></text:p>
        </text:list-item>
        <text:list-item>
          <text:p text:style-name="P8"><text:span text:style-name="T11">Possibilité de calculer des puissances, même non entières </text:span></text:p>
          <text:p text:style-name="P8"><text:span text:style-name="T9">(i.e (-1)^(1/2)=i).</text:span></text:p>
          <text:p text:style-name="P8"><text:span text:style-name="T9"/></text:p>
        </text:list-item>
        <text:list-item>
          <text:p text:style-name="P9"><text:span text:style-name="T1">Inclu</text:span><text:span text:style-name="T5">s</text:span><text:span text:style-name="T1"> 2 constantes : </text:span><text:span text:style-name="T15">π</text:span><text:span text:style-name="T1"> et e le nombre d’Euler.</text:span></text:p>
          <text:p text:style-name="P9"><text:span text:style-name="T1"/></text:p>
        </text:list-item>
        <text:list-item>
          <text:p text:style-name="P4"><text:span text:style-name="T13">Possibilité d’afficher des fonctions sur un graphique avec le bouton ‘plot’ </text:span><text:span text:style-name="T14">et la variable ‘</text:span><text:span text:style-name="T17">𝑥</text:span><text:span text:style-name="T19">’, </text:span><text:span text:style-name="T20">et de changer le domaine du graphique, </text:span><text:span text:style-name="T21">mais uniquement des fonctions transformant un réel en un réel. </text:span><text:span text:style-name="T24">(également, la fonction factorielle ne peut pas être affichée.)</text:span><text:span text:style-name="T2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, Roboto, 'San Francisco', 'Segoe UI', sans-serif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21:25:38.310000000</meta:creation-date>
    <dc:date>2024-02-26T21:59:47.691000000</dc:date>
    <meta:editing-duration>PT33M59S</meta:editing-duration>
    <meta:editing-cycles>24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6" meta:word-count="149" meta:character-count="933" meta:non-whitespace-character-count="807"/>
  </office:meta>
</office:document-meta>
</file>